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6pt" style:text-underline-style="solid" style:text-underline-width="auto" style:text-underline-color="font-color" fo:font-weight="bold" officeooo:rsid="001d83b6" officeooo:paragraph-rsid="001d83b6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6pt" style:text-underline-style="solid" style:text-underline-width="auto" style:text-underline-color="font-color" fo:font-weight="bold" officeooo:rsid="001d83b6" officeooo:paragraph-rsid="001d83b6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line-height="150%" fo:text-align="justify" style:justify-single-word="false"/>
      <style:text-properties fo:font-size="16pt" fo:font-weight="normal" officeooo:rsid="001e522b" officeooo:paragraph-rsid="001e522b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6pt" fo:font-weight="normal" officeooo:rsid="001d83b6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line-height="150%" fo:text-align="justify" style:justify-single-word="false"/>
      <style:text-properties fo:font-size="16pt" fo:font-weight="bold" officeooo:rsid="001e522b" officeooo:paragraph-rsid="001e522b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6pt" fo:font-weight="bold" officeooo:rsid="001d83b6" officeooo:paragraph-rsid="001e522b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line-height="150%" fo:text-align="justify" style:justify-single-word="false"/>
      <style:text-properties fo:font-size="16pt" style:font-size-asian="16pt" style:font-size-complex="16pt"/>
    </style:style>
    <style:style style:name="P11" style:family="paragraph" style:parent-style-name="Header">
      <style:text-properties fo:font-weight="bold" officeooo:rsid="00222c2c" officeooo:paragraph-rsid="00222c2c" style:font-weight-asian="bold" style:font-weight-complex="bold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officeooo:paragraph-rsid="001e522b"/>
    </style:style>
    <style:style style:name="P13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/>
    </style:style>
    <style:style style:name="P14" style:family="paragraph" style:parent-style-name="Text_20_body" style:list-style-name="L1">
      <style:paragraph-properties fo:line-height="150%" fo:text-align="justify" style:justify-single-word="false"/>
    </style:style>
    <style:style style:name="T1" style:family="text">
      <style:text-properties officeooo:rsid="001d83b6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e522b" style:font-size-asian="16pt" style:font-size-complex="16pt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3">AYUNTAMIENTO DE MAHON</text:p>
      <text:p text:style-name="P4"/>
      <text:p text:style-name="P7">PREINSCRIPCIONS PER AL CURS 20<text:span text:style-name="T1">23</text:span>-20<text:span text:style-name="T1">24</text:span></text:p>
      <text:p text:style-name="P4"/>
      <text:p text:style-name="P4"/>
      <text:p text:style-name="P6">Hacemos publico que abrimos el terminio de preinscripcion sobre los cursos de ceramica, musica y dibujo. </text:p>
      <text:p text:style-name="P4"/>
      <text:p text:style-name="P4"><text:span text:style-name="T1">Terminio de inscripcion:</text:span> <text:span text:style-name="T1">desde el 15 de agosto hasta el 30 de agosto, incluyendo los dias 15 y 30. </text:span></text:p>
      <text:p text:style-name="P4"/>
      <text:p text:style-name="P9">INFORMACION: </text:p>
      <text:list xml:id="list2526312856" text:style-name="L1">
        <text:list-header>
          <text:p text:style-name="P12"><text:span text:style-name="Strong_20_Emphasis"><text:span text:style-name="T2"/></text:span></text:p>
        </text:list-header>
        <text:list-item>
          <text:p text:style-name="P12"><text:span text:style-name="Strong_20_Emphasis"><text:span text:style-name="T2">Direcci</text:span></text:span><text:span text:style-name="Strong_20_Emphasis"><text:span text:style-name="T3">on</text:span></text:span><text:span text:style-name="Strong_20_Emphasis"><text:span text:style-name="T2">:</text:span></text:span><text:span text:style-name="T4"> Claustre del Carme, 5. 1r pis </text:span></text:p>
        </text:list-item>
        <text:list-item>
          <text:p text:style-name="P13"><text:span text:style-name="Strong_20_Emphasis"><text:span text:style-name="T2">Codi</text:span></text:span><text:span text:style-name="Strong_20_Emphasis"><text:span text:style-name="T3">go</text:span></text:span><text:span text:style-name="Strong_20_Emphasis"><text:span text:style-name="T2"> postal:</text:span></text:span><text:span text:style-name="T2"> 07701 - Maó (Menorca) </text:span></text:p>
        </text:list-item>
        <text:list-item>
          <text:p text:style-name="P13"><text:span text:style-name="Strong_20_Emphasis"><text:span text:style-name="T2">Tel.</text:span></text:span><text:span text:style-name="T2"> 971 36 20 21 </text:span></text:p>
        </text:list-item>
        <text:list-item>
          <text:p text:style-name="P14"><text:span text:style-name="Strong_20_Emphasis"><text:span text:style-name="T2">a/e:</text:span></text:span><text:span text:style-name="T2"> escoles_municipals@ajmao.org </text:span></text:p>
        </text:list-item>
      </text:list>
      <text:p text:style-name="P10"/>
      <text:p text:style-name="P8">HORARIO:</text:p>
      <text:p text:style-name="P5">De lunes a viernes, de 8:00 hasta las 14:05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222c2c" officeooo:paragraph-rsid="00222c2c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b4c7d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4c7d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fill="solid" draw:background-size="full" draw:fill-color="#b4c7dc" draw:opacity="100%"/>
    </style:style>
  </office:automatic-styles>
  <office:master-styles>
    <style:master-page style:name="Standard" style:page-layout-name="Mpm1" draw:style-name="Mdp1">
      <style:header>
        <text:p text:style-name="MP1">ANUNCI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08:49:19.078138982</meta:creation-date>
    <dc:date>2023-11-10T08:58:11.784448097</dc:date>
    <meta:editing-duration>PT2M2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80" meta:character-count="469" meta:non-whitespace-character-count="399"/>
  </office:meta>
</office:document-meta>
</file>